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effectifs des élèves nouveaux arrivants non francophones aux rentrées scolaires 2002 et 2003 selon la scolarité</text:p>
          </table:table-cell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2002-2003</text:p>
          </table:table-cell>
        </table:table-row>
        <table:table-row table:style-name="ro1">
          <table:table-cell office:value-type="string" calcext:value-type="string">
            <text:p>Premier degré</text:p>
          </table:table-cell>
          <table:table-cell office:value-type="float" office:value="17980" calcext:value-type="float">
            <text:p>17980</text:p>
          </table:table-cell>
        </table:table-row>
        <table:table-row table:style-name="ro1">
          <table:table-cell office:value-type="string" calcext:value-type="string">
            <text:p>Collèges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1">
          <table:table-cell office:value-type="string" calcext:value-type="string">
            <text:p>Lycées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6" office:value-type="float" office:value="38230" calcext:value-type="float">
            <text:p>38230</text:p>
          </table:table-cell>
        </table:table-row>
        <table:table-row table:style-name="ro1">
          <table:table-cell table:style-name="ce4"/>
          <table:table-cell table:style-name="ce7"/>
        </table:table-row>
        <table:table-row table:style-name="ro1"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>
            <text:p>2003-2004</text:p>
          </table:table-cell>
        </table:table-row>
        <table:table-row table:style-name="ro1">
          <table:table-cell office:value-type="string" calcext:value-type="string">
            <text:p>Premier degré</text:p>
          </table:table-cell>
          <table:table-cell office:value-type="float" office:value="18610" calcext:value-type="float">
            <text:p>18610</text:p>
          </table:table-cell>
        </table:table-row>
        <table:table-row table:style-name="ro1">
          <table:table-cell office:value-type="string" calcext:value-type="string">
            <text:p>Collèges</text:p>
          </table:table-cell>
          <table:table-cell office:value-type="float" office:value="17990" calcext:value-type="float">
            <text:p>17990</text:p>
          </table:table-cell>
        </table:table-row>
        <table:table-row table:style-name="ro1">
          <table:table-cell office:value-type="string" calcext:value-type="string">
            <text:p>Lycées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6" office:value-type="float" office:value="39140" calcext:value-type="float">
            <text:p>39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34:03.451000000</meta:creation-date>
    <dc:date>2018-04-20T19:34:51.397000000</dc:date>
    <meta:editing-duration>PT48S</meta:editing-duration>
    <meta:editing-cycles>1</meta:editing-cycles>
    <meta:document-statistic meta:table-count="1" meta:cell-count="19" meta:object-count="0"/>
    <meta:generator>LibreOffice/5.2.6.2$Windows_X86_64 LibreOffice_project/a3100ed2409ebf1c212f5048fbe377c281438fdc</meta:generator>
  </office:meta>
</office:document-meta>
</file>